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aru Gothic Pro" svg:font-family="'Hiragino Maru Gothic Pro'" style:font-adornments="W4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896cm" fo:min-width="0.64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/>
    </style:style>
    <style:style style:name="P3" style:family="paragraph">
      <loext:graphic-properties draw:fill="none" draw:fill-color="#ffffff"/>
      <style:text-properties fo:color="#ffffff" style:font-name="Hiragino Maru Gothic Pro" fo:font-size="32pt" style:font-size-asian="18pt" style:font-size-complex="18pt"/>
    </style:style>
    <style:style style:name="T1" style:family="text">
      <style:text-properties fo:color="#ffffff" style:font-name="Hiragino Maru Gothic Pro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0cm" svg:y="0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272cm" svg:height="1.127cm" svg:x="-0.01cm" svg:y="-0.079cm">
          <draw:text-box>
            <text:p text:style-name="P2"><text:span text:style-name="T1">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aru Gothic Pro" svg:font-family="'Hiragino Maru Gothic Pro'" style:font-adornments="W4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7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1:35:05.500367000</meta:creation-date>
    <dc:date>2016-04-05T16:13:40.087040000</dc:date>
    <meta:editing-duration>PT17H52M26S</meta:editing-duration>
    <meta:editing-cycles>1</meta:editing-cycles>
    <meta:document-statistic meta:object-count="2"/>
    <meta:generator>LibreOffice/5.0.3.2$MacOSX_X86_64 LibreOffice_project/e5f16313668ac592c1bfb310f4390624e3dbfb75</meta:generator>
  </office:meta>
</office:document-meta>
</file>